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F1A3A1EA9FA037AD.png" manifest:media-type="image/png"/>
  <manifest:file-entry manifest:full-path="Pictures/10000001000003120000013023356AA5BF6659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2" draw:name="Image2" text:anchor-type="char" svg:width="17cm" svg:height="9.64cm" draw:z-index="0"><draw:image xlink:href="Pictures/10000001000003120000013023356AA5BF66593B.png" xlink:type="simple" xlink:show="embed" xlink:actuate="onLoad" draw:mime-type="image/png"/></draw:frame><draw:frame draw:style-name="fr1" draw:name="Image1" text:anchor-type="char" svg:x="0.344cm" svg:y="11.351cm" svg:width="17cm" svg:height="11.527cm" draw:z-index="1"><draw:image xlink:href="Pictures/100000010000031200000215F1A3A1EA9FA037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5:18:40.273251521</meta:creation-date>
    <dc:date>2022-11-07T15:20:09.736358896</dc:date>
    <meta:editing-duration>PT1M3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2.2$Linux_X86_64 LibreOffice_project/30$Build-2</meta:generator>
  </office:meta>
</office:document-meta>
</file>